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095cm"/>
    </style:style>
    <style:style style:name="co4" style:family="table-column">
      <style:table-column-properties fo:break-before="auto" style:column-width="1.3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f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f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f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f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f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f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f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0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f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1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f16</text:p>
          </table:table-cell>
          <table:table-cell table:number-columns-repeated="5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vector de vector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ila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2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v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3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v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4</text:p>
          </table:table-cell>
          <table:table-cell office:value-type="string" calcext:value-type="string">
            <text:p>--&gt;</text:p>
          </table:table-cell>
          <table:table-cell office:value-type="string" calcext:value-type="string">
            <text:p>v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F5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6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7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8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9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F10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fila, columna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umn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ilas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m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Juan Gualberto Gutiérrez Marín</meta:initial-creator>
    <meta:creation-date>2020-05-22T09:18:13.860002293</meta:creation-date>
    <dc:date>2020-05-22T10:45:10.943076830</dc:date>
    <dc:creator>Juan Gualberto Gutiérrez Marín</dc:creator>
    <meta:editing-duration>PT1H2M17S</meta:editing-duration>
    <meta:editing-cycles>1</meta:editing-cycles>
    <meta:document-statistic meta:table-count="1" meta:cell-count="142" meta:object-count="0"/>
    <meta:generator>LibreOffice/6.3.5.2$MacOSX_X86_64 LibreOffice_project/dd0751754f11728f69b42ee2af66670068624673</meta:generator>
  </office:meta>
</office:document-meta>
</file>